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603ae" officeooo:paragraph-rsid="000603ae"/>
    </style:style>
    <style:style style:name="P2" style:family="paragraph" style:parent-style-name="Standard">
      <style:text-properties officeooo:rsid="000603ae" officeooo:paragraph-rsid="000603ae"/>
    </style:style>
    <style:style style:name="T1" style:family="text">
      <style:text-properties officeooo:rsid="000603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A. What is Docker? Explain the components of Docker. Also write step-by-step instructions to containerize an application, convert it into a Docker image, execute the container, and stop the running container. <text:line-break/><text:line-break/><text:line-break/><text:span text:style-name="T1">Ans.</text:span></text:p>
      <text:p text:style-name="Standard"/>
      <text:p text:style-name="P2">Docker is a image convert to container to used Docker is code is seprate container </text:p>
      <text:p text:style-name="P2"/>
      <text:p text:style-name="P2">setp:1 <text:s/>Docker is open</text:p>
      <text:p text:style-name="P2"/>
      <text:p text:style-name="P2">setp:2 <text:s/>and command (cmd) open </text:p>
      <text:p text:style-name="P2"/>
      <text:p text:style-name="P2">step:3 <text:s/>docker pull hello-world</text:p>
      <text:p text:style-name="P2"/>
      <text:p text:style-name="P2">step:4 <text:s/>docker run hello-world</text:p>
      <text:p text:style-name="P2"/>
      <text:p text:style-name="P2">step:5 docker ps -a </text:p>
      <text:p text:style-name="P2"/>
      <text:p text:style-name="P2">step:6 docker pull n8nio/n8n</text:p>
      <text:p text:style-name="P2"/>
      <text:p text:style-name="P2">step:7 <text:s text:c="2"/>docker run -d -p 5678:5678 <text:s/>n8nio/n8n</text:p>
      <text:p text:style-name="P2"/>
      <text:p text:style-name="P2">sept :8 <text:s text:c="2"/>docker stop 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603ae" officeooo:paragraph-rsid="000603a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202504104610044<text:tab/>Devops<text:tab/>Set-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09:06:35.332869572</meta:creation-date>
    <dc:date>2026-02-24T09:18:14.537782622</dc:date>
    <meta:editing-duration>PT50S</meta:editing-duration>
    <meta:editing-cycles>1</meta:editing-cycles>
    <meta:document-statistic meta:table-count="0" meta:image-count="0" meta:object-count="0" meta:page-count="1" meta:paragraph-count="11" meta:word-count="86" meta:character-count="557" meta:non-whitespace-character-count="466"/>
    <meta:generator>LibreOffice/24.2.7.2$Linux_X86_64 LibreOffice_project/420$Build-2</meta:generator>
  </office:meta>
</office:document-meta>
</file>